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ppendRecord.upd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AppendRecord.readBy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endRecord.writeInt( int 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ppendRecord.closeOutpu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ppendRecord.setRevision( long revi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endRecord.AppendRecord( AbstractJournal journal , String produce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ppendRecord.dispos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ppendRecord.writeLong( long 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ppendRecord.writeBoolean( boolean b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ppendRecord.getProducer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endRecord.getJourna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endRecord.checkOutput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AppendRecord.writeString( String 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ppendRecord.read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endRecord.readFully( byte [ ]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endRecord.readLo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endRecord.unsuppo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ppendRecord.openInpu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ppendRecord.getRevi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endRecord.writeChar( char 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ppendRecord.cancelUpd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ppendRecord.readCh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endRecord.writeByte( int 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ppendRecord.write( byte [ ] b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ppendRecord.read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endRecord.readBool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